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19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2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2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2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2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Verdana" style:font-family-asian="Verdana" style:font-family-complex="Verdana" fo:background-color="transparent" style:use-window-font-color="true" fo:font-style="italic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<text:line-break/></text:span><text:span text:style-name="T2">Übung: Befehle in der Praxis<text:line-break/></text:span></text:p>
      <text:p text:style-name="P2"><text:span text:style-name="T3">Sie möchten die Dateien rot.txt, gelb.txt und grün.txt erstellen. Was ist ein möglicher Weg, was ist der schnellste Weg?</text:span></text:p>
      <text:p text:style-name="P2"><text:span text:style-name="T4"><text:line-break/>- alle Dateien über touch einzeln erzeugen<text:line-break/><text:line-break/>- oder schneller:</text:span></text:p>
      <text:p text:style-name="P2"><text:span text:style-name="T4"><text:line-break/>touch {rot,gelb,grün}.txt<text:line-break/><text:line-break/><text:line-break/></text:span><text:span text:style-name="T5">Sie möchten die Dateien a1.txt bis a3.txt, b1.txt bis b3.txt und c1.txt bis c3.txt erstellen. <text:line-break/>Was ist ein möglicher Weg, was ist der schnellste Weg?<text:line-break/><text:line-break/></text:span><text:span text:style-name="T6">- alle Dateien über touch einzeln erzeugen<text:line-break/><text:line-break/>- oder schneller:<text:line-break/></text:span></text:p>
      <text:p text:style-name="P2"><text:span text:style-name="T6">touch {a..c}{1..3}.txt<text:line-break/><text:line-break/><text:line-break/></text:span><text:span text:style-name="T7">Sie möchten die Verzeichnisse umsatz2018, umsatz2019 erstellen und darin je 4 Verzeichnisse q1-q4. <text:line-break/>Was ist ein möglicher Weg, was ist der schnellste Weg?<text:line-break/><text:line-break/></text:span><text:span text:style-name="T8">mkdir umsatz2018 umsatz2019 umsatz2018/q1 umsatz2018/q2 umsatz2018/q3 umsatz2018/q4 umsatz2019/q1 umsatz2019/q2<text:line-break/>umsatz2019/q3 umsatz2019/q4<text:line-break/></text:span></text:p>
      <text:p text:style-name="P2"><text:span text:style-name="T8">- oder schneller:</text:span></text:p>
      <text:p text:style-name="P2"><text:span text:style-name="T9"/></text:p>
      <text:p text:style-name="P2"><text:span text:style-name="T10">mkdir umsatz{2018..2019} umsatz{2018..2019}/q{1..4}<text:line-break/></text:span></text:p>
      <text:p text:style-name="P2"><text:span text:style-name="T10">- oder noch schneller:</text:span></text:p>
      <text:p text:style-name="P2"><text:span text:style-name="T10"/></text:p>
      <text:p text:style-name="P2"><text:span text:style-name="T10">mkdir -p umsatz201{8,9}/q{1..4}<text:line-break/><text:line-break/></text:span><text:span text:style-name="T11">Sie möchten Ihre Datei passwd.bak in liste1 umbenennen. <text:line-break/>Was ist ein möglicher Weg, was ist der schnellste Weg?<text:line-break/></text:span></text:p>
      <text:p text:style-name="P2"><text:span text:style-name="T12">cp passwd.bak liste1</text:span></text:p>
      <text:p text:style-name="P2"><text:span text:style-name="T12">rm passwd.bak</text:span></text:p>
      <text:p text:style-name="P2"><text:span text:style-name="T13"/></text:p>
      <text:p text:style-name="P2"><text:span text:style-name="T14">- oder schneller:</text:span></text:p>
      <text:p text:style-name="P2"><text:span text:style-name="T15"/></text:p>
      <text:p text:style-name="P2"><text:span text:style-name="T16">mv passwd.bak liste1</text:span></text:p>
      <text:p text:style-name="P2"><text:span text:style-name="T16"><text:line-break/><text:line-break/></text:span><text:span text:style-name="T17">Spielen Sie folgende Beispiele durch:<text:line-break/></text:span><text:a xlink:href="http://www.linux-praxis.de/lpic1/lpi101/1.103.7.html"><text:span text:style-name="T18">http://www.linux-praxis.de/lpic1/lpi101/1.103.7.html</text:span></text:a><text:span text:style-name="T19"><text:line-break/><text:line-break/><text:line-break/></text:span><text:span text:style-name="T20">Spielen Sie folgende Beispiele durch:</text:span><text:span text:style-name="T21"><text:line-break/></text:span><text:a xlink:href="http://www.linux-praxis.de/lpic1/lpi101/1.103.4.html"><text:span text:style-name="T22">http://www.linux-praxis.de/lpic1/lpi101/1.103.4.html</text:span></text:a><text:span text:style-name="T23"><text:line-break/><text:line-break/><text:line-break/></text:span><text:span text:style-name="T24">Welche Auswirkung hat der Befehl: apt-get update?<text:line-break/><text:line-break/></text:span><text:span text:style-name="T25">Alle auf dem System verfügbaren Pakete &amp; Programme werden in ihrer derzeitigen Version aktualisiert.<text:line-break/><text:line-break/><text:line-break/></text:span><text:span text:style-name="T26">Welche Auswirkung hat der Befehl: apt-get upgrade?</text:span><text:span text:style-name="T27"><text:line-break/><text:line-break/>Die derzeitige Version aller auf dem System verfügbaren Pakete &amp; Programme wird aktualisiert (z.B. v0.8 auf v1.0).</text:span></text:p>
      <text:p text:style-name="P2"><text:span text:style-name="T28"/></text:p>
      <text:p text:style-name="P2"><text:span text:style-name="T29">Hinweis: "upgrade" und "update" werden beide mit "aktualisieren" übersetz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